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" svg:font-family="Courier, serif"/>
    <style:font-face style:name="apple-system" svg:font-family="apple-system, BlinkMacSystemFont, 'Segoe UI', Roboto, Oxygen, Ubuntu, 'Fira Sans', 'Droid Sans', 'Helvetica Neue', sans-serif"/>
    <style:font-face style:name="Arial2" svg:font-family="Arial" style:font-family-generic="swiss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</style:style>
    <style:style style:name="P2" style:family="paragraph" style:parent-style-name="Standard" style:list-style-name="">
      <style:paragraph-properties style:text-autospace="none"/>
      <style:text-properties style:use-window-font-color="true" style:font-name="Lucida Console" fo:font-size="9pt" style:font-name-asian="Lucida Console" style:font-size-asian="9pt" style:font-name-complex="Lucida Console" style:font-size-complex="9pt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style:use-window-font-color="true" style:font-name="Times New Roman"/>
    </style:style>
    <style:style style:name="T1" style:family="text">
      <style:text-properties fo:color="#00bf00" style:font-name="Lucida Console" fo:font-size="9pt" style:font-name-asian="Lucida Console" style:font-size-asian="9pt" style:font-name-complex="Lucida Console" style:font-size-complex="9pt"/>
    </style:style>
    <style:style style:name="T2" style:family="text">
      <style:text-properties fo:color="#bf00bf" style:font-name="Lucida Console" fo:font-size="9pt" style:font-name-asian="Lucida Console" style:font-size-asian="9pt" style:font-name-complex="Lucida Console" style:font-size-complex="9pt"/>
    </style:style>
    <style:style style:name="T3" style:family="text">
      <style:text-properties fo:color="#bfbf00" style:font-name="Lucida Console" fo:font-size="9pt" style:font-name-asian="Lucida Console" style:font-size-asian="9pt" style:font-name-complex="Lucida Console" style:font-size-complex="9pt"/>
    </style:style>
    <style:style style:name="T4" style:family="text">
      <style:text-properties fo:color="#00bfbf" style:font-name="Lucida Console" fo:font-size="9pt" style:font-name-asian="Lucida Console" style:font-size-asian="9pt" style:font-name-complex="Lucida Console" style:font-size-complex="9pt"/>
    </style:style>
    <style:style style:name="T5" style:family="text">
      <style:text-properties style:use-window-font-color="true" style:font-name="Lucida Console" fo:font-size="9pt" style:font-name-asian="Lucida Console" style:font-size-asian="9pt" style:font-name-complex="Lucida Console" style:font-size-complex="9pt"/>
    </style:style>
    <style:style style:name="T6" style:family="text">
      <style:text-properties style:use-window-font-color="true" style:font-name="Times New Roman"/>
    </style:style>
    <style:style style:name="T7" style:family="text">
      <style:text-properties fo:font-variant="normal" fo:text-transform="none" fo:color="#ebecf0" style:font-name="Courier" fo:font-size="11.25pt" fo:letter-spacing="normal" fo:font-style="normal" fo:font-weight="normal"/>
    </style:style>
    <style:style style:name="T8" style:family="text">
      <style:text-properties fo:font-variant="normal" fo:text-transform="none" fo:color="#de350b" style:font-name="Courier" fo:font-size="11.25pt" fo:letter-spacing="normal" fo:font-style="normal" fo:font-weight="normal"/>
    </style:style>
    <style:style style:name="T9" style:family="text">
      <style:text-properties fo:font-variant="normal" fo:text-transform="none" fo:color="#de350b" fo:letter-spacing="normal"/>
    </style:style>
    <style:style style:name="T10" style:family="text">
      <style:text-properties fo:font-variant="normal" fo:text-transform="none" fo:color="#00b8d9" style:font-name="Courier" fo:font-size="11.25pt" fo:letter-spacing="normal" fo:font-style="normal" fo:font-weight="normal"/>
    </style:style>
    <style:style style:name="T11" style:family="text">
      <style:text-properties fo:font-variant="normal" fo:text-transform="none" style:font-name="Courier" fo:font-size="11.25pt" fo:letter-spacing="normal" fo:font-style="normal" fo:font-weight="normal"/>
    </style:style>
    <style:style style:name="T12" style:family="text">
      <style:text-properties fo:font-variant="normal" fo:text-transform="none" fo:letter-spacing="normal"/>
    </style:style>
    <style:style style:name="T13" style:family="text">
      <style:text-properties fo:font-variant="normal" fo:text-transform="none" fo:font-size="11.25pt" fo:letter-spacing="normal" fo:font-style="normal" fo:font-weight="normal"/>
    </style:style>
    <style:style style:name="T14" style:family="text">
      <style:text-properties fo:font-variant="normal" fo:text-transform="none" fo:color="#4d4d4d" style:font-name="apple-system" fo:font-size="13.5pt" fo:letter-spacing="normal" fo:font-style="normal" fo:font-weight="normal"/>
    </style:style>
    <style:style style:name="T15" style:family="text">
      <style:text-properties fo:font-variant="normal" fo:text-transform="none" fo:color="#4d4d4d" style:font-name="apple-system" fo:font-size="12pt" fo:letter-spacing="normal" fo:font-style="normal" fo:font-weight="normal" style:font-size-asian="12pt" style:font-size-complex="12pt"/>
    </style:style>
    <style:style style:name="T16" style:family="text">
      <style:text-properties fo:font-variant="normal" fo:text-transform="none" fo:color="#4d4d4d" style:font-name="Times New Roman" fo:font-size="12pt" fo:letter-spacing="normal" fo:font-style="normal" fo:font-weight="normal" style:font-size-asian="12pt" style:font-size-complex="12pt"/>
    </style:style>
    <style:style style:name="T17" style:family="text"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3">git</text:span><text:span text:style-name="T12"> </text:span><text:span text:style-name="T13">config --global user.email "your_email@example.com"</text:span> </text:p>
      <text:p text:style-name="P3"><text:span text:style-name="T6">git add </text:span><text:span text:style-name="T17">Elle informe Git que vous voulez inclure les mises à jour dans un fichier particulier du commit suivant</text:span> </text:p>
      <text:p text:style-name="Standard">git add ...txt</text:p>
      <text:p text:style-name="Standard">git commit –m</text:p>
      <text:p text:style-name="Standard">git status</text:p>
      <text:p text:style-name="Standard">git remote</text:p>
      <text:p text:style-name="Standard">git push origin master</text:p>
      <text:p text:style-name="Standard">git branch «nom de la branche»</text:p>
      <text:p text:style-name="Standard">git checkout pour basculer vers une branche</text:p>
      <text:p text:style-name="Standard">git merge pour fusionner le branche crée et modifiée avec le master (fichier original)</text:p>
      <text:p text:style-name="Standard"/>
      <text:p text:style-name="Standard">pour développer nouvelle fonctionnalité</text:p>
      <text:p text:style-name="Standard">créer branche (brouillon)</text:p>
      <text:p text:style-name="Standard">se deplacer sur cette branche</text:p>
      <text:p text:style-name="Standard">faire modifications souhaitées</text:p>
      <text:p text:style-name="Standard">pousser sur github</text:p>
      <text:p text:style-name="Standard">fusionner</text:p>
      <text:p text:style-name="Standard"/>
      <text:p text:style-name="Standard">ajouter sur le master qui fonctionner git merge préciser les merges à fusionner</text:p>
      <text:p text:style-name="Standard"/>
      <text:p text:style-name="Standard">effectuer les changement si ok ensuite fusionner</text:p>
      <text:p text:style-name="Standard"/>
      <text:p text:style-name="Standard"/>
      <text:p text:style-name="P1"><text:span text:style-name="T1">Zaharat@LAPTOP-J10HU50S </text:span><text:span text:style-name="T2">MINGW64 </text:span><text:span text:style-name="T3">/d/La Manu/Espace de travail/repository-projet</text:span><text:span text:style-name="T4"> (master)</text:span></text:p>
      <text:p text:style-name="P2">$ git status</text:p>
      <text:p text:style-name="P2">On branch master</text:p>
      <text:p text:style-name="P2">Your branch is up to date with 'origin/master'.</text:p>
      <text:p text:style-name="P2"/>
      <text:p text:style-name="P2">nothing to commit, working tree clean</text:p>
      <text:p text:style-name="P2"/>
      <text:p text:style-name="P1"><text:span text:style-name="T1">Zaharat@LAPTOP-J10HU50S </text:span><text:span text:style-name="T2">MINGW64 </text:span><text:span text:style-name="T3">/d/La Manu/Espace de travail/repository-projet</text:span><text:span text:style-name="T4"> (master)</text:span></text:p>
      <text:p text:style-name="P2">$ git branch modifContenu</text:p>
      <text:p text:style-name="P2"/>
      <text:p text:style-name="P1"><text:span text:style-name="T1">Zaharat@LAPTOP-J10HU50S </text:span><text:span text:style-name="T2">MINGW64 </text:span><text:span text:style-name="T3">/d/La Manu/Espace de travail/repository-projet</text:span><text:span text:style-name="T4"> (master)</text:span></text:p>
      <text:p text:style-name="P2">$ git branch</text:p>
      <text:p text:style-name="P1"><text:span text:style-name="T5">* </text:span><text:span text:style-name="T1">master</text:span></text:p>
      <text:p text:style-name="P2"><text:s text:c="2"/>modifContenu</text:p>
      <text:p text:style-name="P2"/>
      <text:p text:style-name="P1"><text:span text:style-name="T1">Zaharat@LAPTOP-J10HU50S </text:span><text:span text:style-name="T2">MINGW64 </text:span><text:span text:style-name="T3">/d/La Manu/Espace de travail/repository-projet</text:span><text:span text:style-name="T4"> (master)</text:span></text:p>
      <text:p text:style-name="P2">$ git checkout modifContenu</text:p>
      <text:p text:style-name="P2">Switched to branch 'modifContenu'</text:p>
      <text:p text:style-name="P2"/>
      <text:p text:style-name="P1"><text:span text:style-name="T1">Zaharat@LAPTOP-J10HU50S </text:span><text:span text:style-name="T2">MINGW64 </text:span><text:span text:style-name="T3">/d/La Manu/Espace de travail/repository-projet</text:span><text:span text:style-name="T4"> (modifContenu)</text:span></text:p>
      <text:p text:style-name="P2">$ git add tests.txt</text:p>
      <text:p text:style-name="P2"/>
      <text:p text:style-name="P1"><text:span text:style-name="T1">Zaharat@LAPTOP-J10HU50S </text:span><text:span text:style-name="T2">MINGW64 </text:span><text:span text:style-name="T3">/d/La Manu/Espace de travail/repository-projet</text:span><text:span text:style-name="T4"> (modifContenu)</text:span></text:p>
      <text:p text:style-name="P2">$ git commit -m "new"</text:p>
      <text:p text:style-name="P2">[modifContenu 1132f92] new</text:p>
      <text:p text:style-name="P2"><text:s/>1 file changed, 2 insertions(+)</text:p>
      <text:p text:style-name="P2"/>
      <text:p text:style-name="P1"><text:span text:style-name="T1">Zaharat@LAPTOP-J10HU50S </text:span><text:span text:style-name="T2">MINGW64 </text:span><text:span text:style-name="T3">/d/La Manu/Espace de travail/repository-projet</text:span><text:span text:style-name="T4"> (modifContenu)</text:span></text:p>
      <text:p text:style-name="P2">$ git push origin master</text:p>
      <text:p text:style-name="P2">Everything up-to-date</text:p>
      <text:p text:style-name="P2"/>
      <text:p text:style-name="P1"><text:span text:style-name="T1">Zaharat@LAPTOP-J10HU50S </text:span><text:span text:style-name="T2">MINGW64 </text:span><text:span text:style-name="T3">/d/La Manu/Espace de travail/repository-projet</text:span><text:span text:style-name="T4"> (modifContenu)</text:span></text:p>
      <text:p text:style-name="P2">$ git push origin modifContenu</text:p>
      <text:p text:style-name="P2">Enumerating objects: 5, done.</text:p>
      <text:p text:style-name="P2">Counting objects: 100% (5/5), done.</text:p>
      <text:p text:style-name="P2">Delta compression using up to 8 threads</text:p>
      <text:p text:style-name="P2">Compressing objects: 100% (3/3), done.</text:p>
      <text:p text:style-name="P2">Writing objects: 100% (3/3), 327 bytes | 65.00 KiB/s, done.</text:p>
      <text:p text:style-name="P2">Total 3 (delta 0), reused 0 (delta 0), pack-reused 0</text:p>
      <text:p text:style-name="P2">remote:</text:p>
      <text:p text:style-name="P2"><text:soft-page-break/>remote: Create a pull request for 'modifContenu' on GitHub by visiting:</text:p>
      <text:p text:style-name="P2">remote: <text:s text:c="5"/>https://github.com/linak11/repository-projet/pull/new/modifContenu</text:p>
      <text:p text:style-name="P2">remote:</text:p>
      <text:p text:style-name="P2">To https://github.com/linak11/repository-projet.git</text:p>
      <text:p text:style-name="P2"><text:s/>* [new branch] <text:s text:c="5"/>modifContenu -&gt; modifContenu</text:p>
      <text:p text:style-name="P2"/>
      <text:p text:style-name="P1"><text:span text:style-name="T1">Zaharat@LAPTOP-J10HU50S </text:span><text:span text:style-name="T2">MINGW64 </text:span><text:span text:style-name="T3">/d/La Manu/Espace de travail/repository-projet</text:span><text:span text:style-name="T4"> (modifContenu)</text:span></text:p>
      <text:p text:style-name="P2">$ git branch modifNouveauContenu</text:p>
      <text:p text:style-name="P2"/>
      <text:p text:style-name="P1"><text:span text:style-name="T1">Zaharat@LAPTOP-J10HU50S </text:span><text:span text:style-name="T2">MINGW64 </text:span><text:span text:style-name="T3">/d/La Manu/Espace de travail/repository-projet</text:span><text:span text:style-name="T4"> (modifContenu)</text:span></text:p>
      <text:p text:style-name="P2">$ git branch</text:p>
      <text:p text:style-name="P2"><text:s text:c="2"/>master</text:p>
      <text:p text:style-name="P1"><text:span text:style-name="T5">* </text:span><text:span text:style-name="T1">modifContenu</text:span></text:p>
      <text:p text:style-name="P2"><text:s text:c="2"/>modifNouveauContenu</text:p>
      <text:p text:style-name="P2"/>
      <text:p text:style-name="P1"><text:span text:style-name="T1">Zaharat@LAPTOP-J10HU50S </text:span><text:span text:style-name="T2">MINGW64 </text:span><text:span text:style-name="T3">/d/La Manu/Espace de travail/repository-projet</text:span><text:span text:style-name="T4"> (modifContenu)</text:span></text:p>
      <text:p text:style-name="P2">[master 0720697] Fichier brouillon supprimé</text:p>
      <text:p text:style-name="P2"><text:s/>1 file changed, 1 deletion(-)</text:p>
      <text:p text:style-name="P2"><text:s/>delete mode 100644 test.txt</text:p>
      <text:p text:style-name="P2"/>
      <text:p text:style-name="P1"><text:span text:style-name="T1">Zaharat@LAPTOP-J10HU50S </text:span><text:span text:style-name="T2">MINGW64 </text:span><text:span text:style-name="T3">/d/La Manu/Espace de travail/repository-projet</text:span><text:span text:style-name="T4"> (master)</text:span></text:p>
      <text:p text:style-name="P2">$</text:p>
      <text:p text:style-name="Standard"/>
      <text:p text:style-name="Standard"/>
      <text:p text:style-name="Standard">ajouter micro donnée google</text:p>
      <text:p text:style-name="Standard">ajouter prix aux artic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" svg:font-family="Courier, serif"/>
    <style:font-face style:name="apple-system" svg:font-family="apple-system, BlinkMacSystemFont, 'Segoe UI', Roboto, Oxygen, Ubuntu, 'Fira Sans', 'Droid Sans', 'Helvetica Neue', sans-serif"/>
    <style:font-face style:name="Arial2" svg:font-family="Arial" style:font-family-generic="swiss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Zaharat Boina</meta:initial-creator>
    <meta:creation-date>2020-12-18T09:50:47.66</meta:creation-date>
    <dc:date>2020-12-18T16:17:28.28</dc:date>
    <dc:creator>Zaharat Boina</dc:creator>
    <meta:editing-duration>PT6H26M38S</meta:editing-duration>
    <meta:editing-cycles>6</meta:editing-cycles>
    <meta:generator>OpenOffice/4.1.6$Win32 OpenOffice.org_project/416m1$Build-9790</meta:generator>
    <meta:document-statistic meta:table-count="0" meta:image-count="0" meta:object-count="0" meta:page-count="2" meta:paragraph-count="70" meta:word-count="355" meta:character-count="2920"/>
  </office:meta>
</office:document-meta>
</file>